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7" table:number-columns-repeated="16376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  <table:table-cell table:style-name="ce17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40" draw:name="Control 242" draw:style-name="gr1" draw:text-style-name="P1" svg:width="0.5cm" svg:height="0.5cm" svg:x="0.022cm" svg:y="0.442cm" draw:control="control141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29" draw:name="Control 110" draw:style-name="gr1" draw:text-style-name="P1" svg:width="0.5cm" svg:height="0.5cm" svg:x="0.034cm" svg:y="0.437cm" draw:control="control130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30" draw:name="Control 111" draw:style-name="gr1" draw:text-style-name="P1" svg:width="0.5cm" svg:height="0.5cm" svg:x="0.034cm" svg:y="0.437cm" draw:control="control131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1" draw:name="Control 135" draw:style-name="gr1" draw:text-style-name="P1" svg:width="0.5cm" svg:height="0.5cm" svg:x="0.034cm" svg:y="0.439cm" draw:control="control13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2" draw:name="Control 149" draw:style-name="gr1" draw:text-style-name="P1" svg:width="0.5cm" svg:height="0.5cm" svg:x="0.034cm" svg:y="0.44cm" draw:control="control13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3" draw:name="Control 163" draw:style-name="gr1" draw:text-style-name="P1" svg:width="0.5cm" svg:height="0.5cm" svg:x="0.034cm" svg:y="0.44cm" draw:control="control13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7" draw:name="Control 93" draw:style-name="gr1" draw:text-style-name="P1" svg:width="0.5cm" svg:height="0.5cm" svg:x="0.034cm" svg:y="0.441cm" draw:control="control128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28" draw:name="Control 94" draw:style-name="gr1" draw:text-style-name="P1" svg:width="0.5cm" svg:height="0.5cm" svg:x="0.034cm" svg:y="0.441cm" draw:control="control129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6" draw:name="Control 20" draw:style-name="gr1" draw:text-style-name="P1" svg:width="0.5cm" svg:height="0.5cm" svg:x="0.009cm" svg:y="0.415cm" draw:control="control17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7" draw:name="Control 21" draw:style-name="gr1" draw:text-style-name="P1" svg:width="0.5cm" svg:height="0.5cm" svg:x="0.009cm" svg:y="0.416cm" draw:control="control1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8" draw:name="Control 22" draw:style-name="gr1" draw:text-style-name="P1" svg:width="0.5cm" svg:height="0.5cm" svg:x="0.009cm" svg:y="0.417cm" draw:control="control1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9" draw:name="Control 23" draw:style-name="gr1" draw:text-style-name="P1" svg:width="0.5cm" svg:height="0.5cm" svg:x="0.009cm" svg:y="0.417cm" draw:control="control2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2" draw:name="Control 243" draw:style-name="gr1" draw:text-style-name="P1" svg:width="0.5cm" svg:height="0.5cm" svg:x="0.008cm" svg:y="0.001cm" draw:control="control83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0" draw:name="Control 25" draw:style-name="gr1" draw:text-style-name="P1" svg:width="0.5cm" svg:height="0.5cm" svg:x="0.009cm" svg:y="0cm" draw:control="control21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1" draw:name="Control 26" draw:style-name="gr1" draw:text-style-name="P1" svg:width="0.5cm" svg:height="0.5cm" svg:x="0.009cm" svg:y="0.001cm" draw:control="control22"/>
            <draw:control draw:z-index="22" draw:name="Control 27" draw:style-name="gr1" draw:text-style-name="P1" svg:width="0.5cm" svg:height="0.5cm" svg:x="0.009cm" svg:y="0.399cm" draw:control="control23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3" draw:name="Control 28" draw:style-name="gr1" draw:text-style-name="P1" svg:width="0.5cm" svg:height="0.5cm" svg:x="0.009cm" svg:y="0.4cm" draw:control="control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4" draw:name="Control 29" draw:style-name="gr1" draw:text-style-name="P1" svg:width="0.5cm" svg:height="0.5cm" svg:x="0.009cm" svg:y="0.401cm" draw:control="control25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5" draw:name="Control 30" draw:style-name="gr1" draw:text-style-name="P1" svg:width="0.5cm" svg:height="0.5cm" svg:x="0.009cm" svg:y="0.402cm" draw:control="control26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6" draw:name="Control 31" draw:style-name="gr1" draw:text-style-name="P1" svg:width="0.5cm" svg:height="0.5cm" svg:x="0.009cm" svg:y="0.402cm" draw:control="control27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7" draw:name="Control 32" draw:style-name="gr1" draw:text-style-name="P1" svg:width="0.5cm" svg:height="0.5cm" svg:x="0.009cm" svg:y="0.404cm" draw:control="control28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3" draw:style-name="gr1" draw:text-style-name="P1" svg:width="0.5cm" svg:height="0.5cm" svg:x="0.009cm" svg:y="0.404cm" draw:control="control29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29" draw:name="Control 34" draw:style-name="gr1" draw:text-style-name="P1" svg:width="0.5cm" svg:height="0.5cm" svg:x="0.009cm" svg:y="0.405cm" draw:control="control3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4" draw:name="Control 245" draw:style-name="gr1" draw:text-style-name="P1" svg:width="0.5cm" svg:height="0.5cm" svg:x="0.008cm" svg:y="0.001cm" draw:control="control85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83" draw:name="Control 244" draw:style-name="gr1" draw:text-style-name="P1" svg:width="0.5cm" svg:height="0.5cm" svg:x="0.008cm" svg:y="0.355cm" draw:control="control84"/>
            <draw:control draw:z-index="141" draw:name="Control 37" draw:style-name="gr1" draw:text-style-name="P1" svg:width="0.5cm" svg:height="0.5cm" svg:x="0.022cm" svg:y="-0.001cm" draw:control="control142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0" draw:name="Control 38" draw:style-name="gr1" draw:text-style-name="P1" svg:width="0.5cm" svg:height="0.5cm" svg:x="0.009cm" svg:y="0.408cm" draw:control="control31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1" draw:name="Control 39" draw:style-name="gr1" draw:text-style-name="P1" svg:width="0.5cm" svg:height="0.5cm" svg:x="0.009cm" svg:y="0.41cm" draw:control="control32"/>
            <draw:control draw:z-index="33" draw:name="Control 41" draw:style-name="gr1" draw:text-style-name="P1" svg:width="0.5cm" svg:height="0.5cm" svg:x="0.009cm" svg:y="0.411cm" draw:control="control34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2" draw:name="Control 40" draw:style-name="gr1" draw:text-style-name="P1" svg:width="0.5cm" svg:height="0.5cm" svg:x="0.009cm" svg:y="0.41cm" draw:control="control33"/>
            <draw:control draw:z-index="34" draw:name="Control 42" draw:style-name="gr1" draw:text-style-name="P1" svg:width="0.5cm" svg:height="0.5cm" svg:x="0.009cm" svg:y="0.412cm" draw:control="control35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5" draw:name="Control 43" draw:style-name="gr1" draw:text-style-name="P1" svg:width="0.5cm" svg:height="0.5cm" svg:x="0.009cm" svg:y="0.412cm" draw:control="control3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6" draw:name="Control 44" draw:style-name="gr1" draw:text-style-name="P1" svg:width="0.5cm" svg:height="0.5cm" svg:x="0.009cm" svg:y="0.414cm" draw:control="control3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7" draw:name="Control 45" draw:style-name="gr1" draw:text-style-name="P1" svg:width="0.5cm" svg:height="0.5cm" svg:x="0.009cm" svg:y="0.414cm" draw:control="control3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8" draw:name="Control 46" draw:style-name="gr1" draw:text-style-name="P1" svg:width="0.5cm" svg:height="0.5cm" svg:x="0.009cm" svg:y="0.415cm" draw:control="control3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9" draw:name="Control 47" draw:style-name="gr1" draw:text-style-name="P1" svg:width="0.5cm" svg:height="0.5cm" svg:x="0.009cm" svg:y="0.416cm" draw:control="control4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0" draw:name="Control 48" draw:style-name="gr1" draw:text-style-name="P1" svg:width="0.5cm" svg:height="0.5cm" svg:x="0.009cm" svg:y="0.417cm" draw:control="control4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1" draw:name="Control 49" draw:style-name="gr1" draw:text-style-name="P1" svg:width="0.5cm" svg:height="0.5cm" svg:x="0.009cm" svg:y="0.418cm" draw:control="control4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2" draw:name="Control 50" draw:style-name="gr1" draw:text-style-name="P1" svg:width="0.5cm" svg:height="0.5cm" svg:x="0.009cm" svg:y="0.419cm" draw:control="control4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3" draw:name="Control 51" draw:style-name="gr1" draw:text-style-name="P1" svg:width="0.5cm" svg:height="0.5cm" svg:x="0.009cm" svg:y="0.419cm" draw:control="control4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52" draw:style-name="gr1" draw:text-style-name="P1" svg:width="0.5cm" svg:height="0.5cm" svg:x="0.009cm" svg:y="0.42cm" draw:control="control45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5" draw:name="Control 53" draw:style-name="gr1" draw:text-style-name="P1" svg:width="0.5cm" svg:height="0.5cm" svg:x="0.009cm" svg:y="0.421cm" draw:control="control4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6" draw:name="Control 54" draw:style-name="gr1" draw:text-style-name="P1" svg:width="0.5cm" svg:height="0.5cm" svg:x="0.009cm" svg:y="0.422cm" draw:control="control4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7" draw:name="Control 55" draw:style-name="gr1" draw:text-style-name="P1" svg:width="0.5cm" svg:height="0.5cm" svg:x="0.009cm" svg:y="0.423cm" draw:control="control48"/>
            <draw:control draw:z-index="49" draw:name="Control 57" draw:style-name="gr1" draw:text-style-name="P1" svg:width="0.5cm" svg:height="0.5cm" svg:x="0.009cm" svg:y="0.425cm" draw:control="control5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8" draw:name="Control 56" draw:style-name="gr1" draw:text-style-name="P1" svg:width="0.5cm" svg:height="0.5cm" svg:x="0.009cm" svg:y="0.423cm" draw:control="control49"/>
            <draw:control draw:z-index="50" draw:name="Control 58" draw:style-name="gr1" draw:text-style-name="P1" svg:width="0.5cm" svg:height="0.5cm" svg:x="0.009cm" svg:y="0.425cm" draw:control="control5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1" draw:name="Control 59" draw:style-name="gr1" draw:text-style-name="P1" svg:width="0.5cm" svg:height="0.5cm" svg:x="0.009cm" svg:y="0.427cm" draw:control="control5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9" draw:name="Control 221" draw:style-name="gr1" draw:text-style-name="P1" svg:width="0.5cm" svg:height="0.5cm" svg:x="0.034cm" svg:y="0.411cm" draw:control="control14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6" draw:name="Control 223" draw:style-name="gr1" draw:text-style-name="P1" svg:width="0.5cm" svg:height="0.5cm" svg:x="0.034cm" svg:y="0.432cm" draw:control="control13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7" draw:name="Control 225" draw:style-name="gr1" draw:text-style-name="P1" svg:width="0.5cm" svg:height="0.5cm" svg:x="0.034cm" svg:y="0.432cm" draw:control="control13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8" draw:name="Control 227" draw:style-name="gr1" draw:text-style-name="P1" svg:width="0.5cm" svg:height="0.5cm" svg:x="0.034cm" svg:y="0.433cm" draw:control="control13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5" draw:name="Control 252" draw:style-name="gr1" draw:text-style-name="P1" svg:width="0.5cm" svg:height="0.5cm" svg:x="0.034cm" svg:y="0.433cm" draw:control="control13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134" draw:name="Control 386" draw:style-name="gr1" draw:text-style-name="P1" svg:width="0.5cm" svg:height="0.5cm" svg:x="0.034cm" svg:y="0.415cm" draw:control="control135"/>
          </table:table-cell>
          <table:table-cell table:style-name="ce5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2" draw:name="Control 61" draw:style-name="gr1" draw:text-style-name="P1" svg:width="0.5cm" svg:height="0.5cm" svg:x="0.009cm" svg:y="0.427cm" draw:control="control5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3" draw:name="Control 62" draw:style-name="gr1" draw:text-style-name="P1" svg:width="0.5cm" svg:height="0.5cm" svg:x="0.009cm" svg:y="0.429cm" draw:control="control5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4" draw:name="Control 63" draw:style-name="gr1" draw:text-style-name="P1" svg:width="0.5cm" svg:height="0.5cm" svg:x="0.009cm" svg:y="0.429cm" draw:control="control5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5" draw:name="Control 64" draw:style-name="gr1" draw:text-style-name="P1" svg:width="0.5cm" svg:height="0.5cm" svg:x="0.009cm" svg:y="0.431cm" draw:control="control5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56" draw:name="Control 65" draw:style-name="gr1" draw:text-style-name="P1" svg:width="0.5cm" svg:height="0.5cm" svg:x="0.009cm" svg:y="0.431cm" draw:control="control5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57" draw:name="Control 66" draw:style-name="gr1" draw:text-style-name="P1" svg:width="0.5cm" svg:height="0.5cm" svg:x="0.009cm" svg:y="0.432cm" draw:control="control5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8" draw:name="Control 67" draw:style-name="gr1" draw:text-style-name="P1" svg:width="0.5cm" svg:height="0.5cm" svg:x="0.009cm" svg:y="0.433cm" draw:control="control5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9" draw:name="Control 68" draw:style-name="gr1" draw:text-style-name="P1" svg:width="0.5cm" svg:height="0.5cm" svg:x="0.009cm" svg:y="0.434cm" draw:control="control6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0" draw:name="Control 69" draw:style-name="gr1" draw:text-style-name="P1" svg:width="0.5cm" svg:height="0.5cm" svg:x="0.009cm" svg:y="0.435cm" draw:control="control6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1" draw:name="Control 70" draw:style-name="gr1" draw:text-style-name="P1" svg:width="0.5cm" svg:height="0.5cm" svg:x="0.009cm" svg:y="0.435cm" draw:control="control6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2" draw:name="Control 71" draw:style-name="gr1" draw:text-style-name="P1" svg:width="0.5cm" svg:height="0.5cm" svg:x="0.009cm" svg:y="0.437cm" draw:control="control6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1" draw:name="Control 209" draw:style-name="gr1" draw:text-style-name="P1" svg:width="0.5cm" svg:height="0.5cm" svg:x="0.009cm" svg:y="0.437cm" draw:control="control8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3" draw:name="Control 72" draw:style-name="gr1" draw:text-style-name="P1" svg:width="0.5cm" svg:height="0.5cm" svg:x="0.009cm" svg:y="0.437cm" draw:control="control6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4" draw:name="Control 73" draw:style-name="gr1" draw:text-style-name="P1" svg:width="0.5cm" svg:height="0.5cm" svg:x="0.009cm" svg:y="0.438cm" draw:control="control6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5" draw:name="Control 74" draw:style-name="gr1" draw:text-style-name="P1" svg:width="0.5cm" svg:height="0.5cm" svg:x="0.009cm" svg:y="0.439cm" draw:control="control6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6" draw:name="Control 75" draw:style-name="gr1" draw:text-style-name="P1" svg:width="0.5cm" svg:height="0.5cm" svg:x="0.009cm" svg:y="0.44cm" draw:control="control6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6" draw:style-name="gr1" draw:text-style-name="P1" svg:width="0.5cm" svg:height="0.5cm" svg:x="0.009cm" svg:y="0.44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8" draw:name="Control 77" draw:style-name="gr1" draw:text-style-name="P1" svg:width="0.5cm" svg:height="0.5cm" svg:x="0.009cm" svg:y="0.442cm" draw:control="control6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9" draw:name="Control 78" draw:style-name="gr1" draw:text-style-name="P1" svg:width="0.5cm" svg:height="0.5cm" svg:x="0.009cm" svg:y="0.442cm" draw:control="control7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0" draw:name="Control 79" draw:style-name="gr1" draw:text-style-name="P1" svg:width="0.5cm" svg:height="0.5cm" svg:x="0.009cm" svg:y="0.443cm" draw:control="control7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1" draw:name="Control 80" draw:style-name="gr1" draw:text-style-name="P1" svg:width="0.5cm" svg:height="0.5cm" svg:x="0.009cm" svg:y="0.444cm" draw:control="control7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2" draw:name="Control 81" draw:style-name="gr1" draw:text-style-name="P1" svg:width="0.5cm" svg:height="0.5cm" svg:x="0.009cm" svg:y="0.444cm" draw:control="control7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3" draw:name="Control 82" draw:style-name="gr1" draw:text-style-name="P1" svg:width="0.5cm" svg:height="0.5cm" svg:x="0.009cm" svg:y="0.446cm" draw:control="control7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4" draw:name="Control 83" draw:style-name="gr1" draw:text-style-name="P1" svg:width="0.5cm" svg:height="0.5cm" svg:x="0.009cm" svg:y="0.446cm" draw:control="control7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5" draw:name="Control 84" draw:style-name="gr1" draw:text-style-name="P1" svg:width="0.5cm" svg:height="0.5cm" svg:x="0.009cm" svg:y="0.448cm" draw:control="control7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6" draw:name="Control 85" draw:style-name="gr1" draw:text-style-name="P1" svg:width="0.5cm" svg:height="0.5cm" svg:x="0.009cm" svg:y="0.448cm" draw:control="control7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77" draw:name="Control 86" draw:style-name="gr1" draw:text-style-name="P1" svg:width="0.5cm" svg:height="0.5cm" svg:x="0.009cm" svg:y="-0.002cm" draw:control="control78"/>
            <draw:control draw:z-index="85" draw:name="Control 246" draw:style-name="gr1" draw:text-style-name="P1" svg:width="0.5cm" svg:height="0.5cm" svg:x="0.008cm" svg:y="0.437cm" draw:control="control8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78" draw:name="Control 87" draw:style-name="gr1" draw:text-style-name="P1" svg:width="0.5cm" svg:height="0.5cm" svg:x="0.009cm" svg:y="-0.002cm" draw:control="control7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79" draw:name="Control 88" draw:style-name="gr1" draw:text-style-name="P1" svg:width="0.5cm" svg:height="0.5cm" svg:x="0.009cm" svg:y="-0.001cm" draw:control="control8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0" draw:name="Control 89" draw:style-name="gr1" draw:text-style-name="P1" svg:width="0.5cm" svg:height="0.5cm" svg:x="0.009cm" svg:y="0cm" draw:control="control81"/>
            <draw:control draw:z-index="86" draw:name="Control 247" draw:style-name="gr1" draw:text-style-name="P1" svg:width="0.5cm" svg:height="0.5cm" svg:x="0.008cm" svg:y="0.439cm" draw:control="control8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87" draw:name="Control 248" draw:style-name="gr1" draw:text-style-name="P1" svg:width="0.5cm" svg:height="0.5cm" svg:x="0.008cm" svg:y="0.44cm" draw:control="control8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8" draw:name="Control 249" draw:style-name="gr1" draw:text-style-name="P1" svg:width="0.5cm" svg:height="0.5cm" svg:x="0.008cm" svg:y="0.44cm" draw:control="control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9" draw:name="Control 250" draw:style-name="gr1" draw:text-style-name="P1" svg:width="0.5cm" svg:height="0.5cm" svg:x="0.008cm" svg:y="0.442cm" draw:control="control9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0" draw:name="Control 251" draw:style-name="gr1" draw:text-style-name="P1" svg:width="0.5cm" svg:height="0.5cm" svg:x="0.008cm" svg:y="0.442cm" draw:control="control9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1" draw:name="Control 253" draw:style-name="gr1" draw:text-style-name="P1" svg:width="0.5cm" svg:height="0.5cm" svg:x="0.008cm" svg:y="0.443cm" draw:control="control9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2" draw:name="Control 254" draw:style-name="gr1" draw:text-style-name="P1" svg:width="0.5cm" svg:height="0.5cm" svg:x="0.008cm" svg:y="0.443cm" draw:control="control9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3" draw:name="Control 255" draw:style-name="gr1" draw:text-style-name="P1" svg:width="0.5cm" svg:height="0.5cm" svg:x="0.008cm" svg:y="0.444cm" draw:control="control9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94" draw:name="Control 256" draw:style-name="gr1" draw:text-style-name="P1" svg:width="0.5cm" svg:height="0.5cm" svg:x="0.008cm" svg:y="0.445cm" draw:control="control9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5" draw:name="Control 257" draw:style-name="gr1" draw:text-style-name="P1" svg:width="0.5cm" svg:height="0.5cm" svg:x="0.008cm" svg:y="0.446cm" draw:control="control9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6" draw:name="Control 258" draw:style-name="gr1" draw:text-style-name="P1" svg:width="0.5cm" svg:height="0.5cm" svg:x="0.008cm" svg:y="0.446cm" draw:control="control9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97" draw:name="Control 259" draw:style-name="gr1" draw:text-style-name="P1" svg:width="0.5cm" svg:height="0.5cm" svg:x="0.008cm" svg:y="0.447cm" draw:control="control9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8" draw:name="Control 260" draw:style-name="gr1" draw:text-style-name="P1" svg:width="0.5cm" svg:height="0.5cm" svg:x="0.008cm" svg:y="0.447cm" draw:control="control99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9" draw:name="Control 261" draw:style-name="gr1" draw:text-style-name="P1" svg:width="0.5cm" svg:height="0.5cm" svg:x="0.008cm" svg:y="0.448cm" draw:control="control10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0" draw:name="Control 262" draw:style-name="gr1" draw:text-style-name="P1" svg:width="0.5cm" svg:height="0.5cm" svg:x="0.008cm" svg:y="-0.002cm" draw:control="control101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1" draw:name="Control 263" draw:style-name="gr1" draw:text-style-name="P1" svg:width="0.5cm" svg:height="0.5cm" svg:x="0.008cm" svg:y="-0.002cm" draw:control="control10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2" draw:name="Control 264" draw:style-name="gr1" draw:text-style-name="P1" svg:width="0.5cm" svg:height="0.5cm" svg:x="0.008cm" svg:y="-0.002cm" draw:control="control10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3" draw:name="Control 265" draw:style-name="gr1" draw:text-style-name="P1" svg:width="0.5cm" svg:height="0.5cm" svg:x="0.008cm" svg:y="-0.001cm" draw:control="control10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4" draw:name="Control 266" draw:style-name="gr1" draw:text-style-name="P1" svg:width="0.5cm" svg:height="0.5cm" svg:x="0.008cm" svg:y="-0.001cm" draw:control="control10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5" draw:name="Control 267" draw:style-name="gr1" draw:text-style-name="P1" svg:width="0.5cm" svg:height="0.5cm" svg:x="0.008cm" svg:y="0cm" draw:control="control10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06" draw:name="Control 268" draw:style-name="gr1" draw:text-style-name="P1" svg:width="0.5cm" svg:height="0.5cm" svg:x="0.008cm" svg:y="0.001cm" draw:control="control10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7" draw:name="Control 269" draw:style-name="gr1" draw:text-style-name="P1" svg:width="0.5cm" svg:height="0.5cm" svg:x="0.008cm" svg:y="0.002cm" draw:control="control108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8" draw:name="Control 270" draw:style-name="gr1" draw:text-style-name="P1" svg:width="0.5cm" svg:height="0.5cm" svg:x="0.008cm" svg:y="0.002cm" draw:control="control10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09" draw:name="Control 271" draw:style-name="gr1" draw:text-style-name="P1" svg:width="0.5cm" svg:height="0.5cm" svg:x="0.008cm" svg:y="0.002cm" draw:control="control1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0" draw:name="Control 272" draw:style-name="gr1" draw:text-style-name="P1" svg:width="0.5cm" svg:height="0.5cm" svg:x="0.008cm" svg:y="0.003cm" draw:control="control11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1" draw:name="Control 273" draw:style-name="gr1" draw:text-style-name="P1" svg:width="0.5cm" svg:height="0.5cm" svg:x="0.008cm" svg:y="0.003cm" draw:control="control11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2" draw:name="Control 274" draw:style-name="gr1" draw:text-style-name="P1" svg:width="0.5cm" svg:height="0.5cm" svg:x="0.008cm" svg:y="0.005cm" draw:control="control11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3" draw:name="Control 275" draw:style-name="gr1" draw:text-style-name="P1" svg:width="0.5cm" svg:height="0.5cm" svg:x="0.008cm" svg:y="0.005cm" draw:control="control1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4" draw:name="Control 276" draw:style-name="gr1" draw:text-style-name="P1" svg:width="0.5cm" svg:height="0.5cm" svg:x="0.008cm" svg:y="0.006cm" draw:control="control11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5" draw:name="Control 277" draw:style-name="gr1" draw:text-style-name="P1" svg:width="0.5cm" svg:height="0.5cm" svg:x="0.008cm" svg:y="0.006cm" draw:control="control11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6" draw:name="Control 278" draw:style-name="gr1" draw:text-style-name="P1" svg:width="0.5cm" svg:height="0.5cm" svg:x="0.008cm" svg:y="0.007cm" draw:control="control11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7" draw:name="Control 279" draw:style-name="gr1" draw:text-style-name="P1" svg:width="0.5cm" svg:height="0.5cm" svg:x="0.008cm" svg:y="0.007cm" draw:control="control11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18" draw:name="Control 280" draw:style-name="gr1" draw:text-style-name="P1" svg:width="0.5cm" svg:height="0.5cm" svg:x="0.008cm" svg:y="0.008cm" draw:control="control11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19" draw:name="Control 281" draw:style-name="gr1" draw:text-style-name="P1" svg:width="0.5cm" svg:height="0.5cm" svg:x="0.008cm" svg:y="0.009cm" draw:control="control12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0" draw:name="Control 282" draw:style-name="gr1" draw:text-style-name="P1" svg:width="0.5cm" svg:height="0.5cm" svg:x="0.008cm" svg:y="0.009cm" draw:control="control12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1" draw:name="Control 283" draw:style-name="gr1" draw:text-style-name="P1" svg:width="0.5cm" svg:height="0.5cm" svg:x="0.008cm" svg:y="0.01cm" draw:control="control12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2" draw:name="Control 284" draw:style-name="gr1" draw:text-style-name="P1" svg:width="0.5cm" svg:height="0.5cm" svg:x="0.008cm" svg:y="0.01cm" draw:control="control12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3" draw:name="Control 285" draw:style-name="gr1" draw:text-style-name="P1" svg:width="0.5cm" svg:height="0.5cm" svg:x="0.008cm" svg:y="0.012cm" draw:control="control124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4" draw:name="Control 286" draw:style-name="gr1" draw:text-style-name="P1" svg:width="0.5cm" svg:height="0.5cm" svg:x="0.008cm" svg:y="0.012cm" draw:control="control12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5" draw:name="Control 301" draw:style-name="gr1" draw:text-style-name="P1" svg:width="0.5cm" svg:height="0.5cm" svg:x="0.008cm" svg:y="0cm" draw:control="control12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6" draw:name="Control 315" draw:style-name="gr1" draw:text-style-name="P1" svg:width="0.5cm" svg:height="0.5cm" svg:x="0.008cm" svg:y="0cm" draw:control="control12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 table:number-rows-repeated="1048434">
          <table:table-cell table:number-columns-repeated="8"/>
          <table:table-cell table:style-name="ce17" table:number-columns-repeated="16376"/>
        </table:table-row>
        <table:table-row table:style-name="ro5">
          <table:table-cell table:number-columns-repeated="8"/>
          <table:table-cell table:style-name="ce17" table:number-columns-repeated="16376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97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9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8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8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8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8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96"/>
            <draw:control draw:z-index="169" draw:name="Control 384" draw:style-name="gr1" draw:text-style-name="P1" svg:width="0.5cm" svg:height="0.5cm" svg:x="0.014cm" svg:y="0.004cm" draw:control="control3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9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2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2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2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02"/>
            <draw:control draw:z-index="82" draw:name="Control 328" draw:style-name="gr1" draw:text-style-name="P1" svg:width="0.5cm" svg:height="0.5cm" svg:x="0.014cm" svg:y="0.021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0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0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0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1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1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1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1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2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2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2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2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1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3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3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3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3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3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43"/>
            <draw:control draw:z-index="93" draw:name="Control 339" draw:style-name="gr1" draw:text-style-name="P1" svg:width="0.5cm" svg:height="0.5cm" svg:x="0.014cm" svg:y="0.052cm" draw:control="control23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4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4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4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4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5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53"/>
            <draw:control draw:z-index="26" draw:name="Control 187" draw:style-name="gr1" draw:text-style-name="P1" svg:width="0.5cm" svg:height="0.5cm" svg:x="0.014cm" svg:y="0.446cm" draw:control="control16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5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7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7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1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7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8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60"/>
            <draw:control draw:z-index="141" draw:name="Control 364" draw:style-name="gr1" draw:text-style-name="P1" svg:width="0.5cm" svg:height="0.5cm" svg:x="0.014cm" svg:y="0.052cm" draw:control="control28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6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70"/>
            <draw:control draw:z-index="130" draw:name="Control 353" draw:style-name="gr1" draw:text-style-name="P1" svg:width="0.5cm" svg:height="0.5cm" svg:x="0.014cm" svg:y="0.446cm" draw:control="control27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7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7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0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1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0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0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0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85"/>
            <draw:control draw:z-index="167" draw:name="Control 448" draw:style-name="gr1" draw:text-style-name="P1" svg:width="0.5cm" svg:height="0.5cm" svg:x="0.014cm" svg:y="0.052cm" draw:control="control31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8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9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95"/>
            <draw:control draw:z-index="156" draw:name="Control 437" draw:style-name="gr1" draw:text-style-name="P1" svg:width="0.5cm" svg:height="0.5cm" svg:x="0.014cm" svg:y="0.446cm" draw:control="control29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9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9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9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7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1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2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7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7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7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5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6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61"/>
            <draw:control draw:z-index="31" draw:name="Control 202" draw:style-name="gr1" draw:text-style-name="P1" svg:width="0.5cm" svg:height="0.5cm" svg:x="0.014cm" svg:y="0.448cm" draw:control="control17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66"/>
            <draw:control draw:z-index="32" draw:name="Control 203" draw:style-name="gr1" draw:text-style-name="P1" svg:width="0.5cm" svg:height="0.5cm" svg:x="0.014cm" svg:y="-0.002cm" draw:control="control1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7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7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7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68"/>
            <draw:control draw:z-index="178" draw:name="Control 300" draw:style-name="gr1" draw:text-style-name="P1" svg:width="0.5cm" svg:height="0.5cm" svg:x="0.014cm" svg:y="0.448cm" draw:control="control3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37"/>
            <draw:control draw:z-index="173" draw:name="Control 299" draw:style-name="gr1" draw:text-style-name="P1" svg:width="0.5cm" svg:height="0.5cm" svg:x="0.014cm" svg:y="0.448cm" draw:control="control3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5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1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38"/>
            <draw:control draw:z-index="176" draw:name="Control 304" draw:style-name="gr1" draw:text-style-name="P1" svg:width="0.5cm" svg:height="0.5cm" svg:x="0.014cm" svg:y="-0.002cm" draw:control="control31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52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4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4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42"/>
            <draw:control draw:z-index="111" draw:name="Control 430" draw:style-name="gr1" draw:text-style-name="P1" svg:width="0.5cm" svg:height="0.5cm" svg:x="0.014cm" svg:y="0.448cm" draw:control="control25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4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4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4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47"/>
            <draw:control draw:z-index="112" draw:name="Control 431" draw:style-name="gr1" draw:text-style-name="P1" svg:width="0.5cm" svg:height="0.5cm" svg:x="0.014cm" svg:y="-0.002cm" draw:control="control25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4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57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9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23"/>
            <draw:control draw:z-index="52" draw:name="Control 90" draw:style-name="gr1" draw:text-style-name="P1" svg:width="0.5cm" svg:height="0.5cm" svg:x="0.009cm" svg:y="0cm" draw:control="control37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2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2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2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3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0" draw:name="Control 13" draw:style-name="gr1" draw:text-style-name="P1" svg:width="0.5cm" svg:height="0.5cm" svg:x="0.013cm" svg:y="1.227cm" draw:control="control33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4" draw:style-name="gr1" draw:text-style-name="P1" svg:width="0.5cm" svg:height="0.5cm" svg:x="0.009cm" svg:y="0.421cm" draw:control="control33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5" draw:style-name="gr1" draw:text-style-name="P1" svg:width="0.5cm" svg:height="0.5cm" svg:x="0.009cm" svg:y="0.422cm" draw:control="control3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3" draw:name="Control 16" draw:style-name="gr1" draw:text-style-name="P1" svg:width="0.5cm" svg:height="0.5cm" svg:x="0.009cm" svg:y="0.809cm" draw:control="control33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4" draw:name="Control 17" draw:style-name="gr1" draw:text-style-name="P1" svg:width="0.5cm" svg:height="0.5cm" svg:x="0.009cm" svg:y="0.413cm" draw:control="control33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5" draw:name="Control 18" draw:style-name="gr1" draw:text-style-name="P1" svg:width="0.5cm" svg:height="0.5cm" svg:x="0.009cm" svg:y="0.413cm" draw:control="control3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6" draw:name="Control 19" draw:style-name="gr1" draw:text-style-name="P1" svg:width="0.5cm" svg:height="0.5cm" svg:x="0.009cm" svg:y="0.414cm" draw:control="control33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7" draw:name="Control 20" draw:style-name="gr1" draw:text-style-name="P1" svg:width="0.5cm" svg:height="0.5cm" svg:x="0.009cm" svg:y="0.415cm" draw:control="control33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8" draw:name="Control 21" draw:style-name="gr1" draw:text-style-name="P1" svg:width="0.5cm" svg:height="0.5cm" svg:x="0.009cm" svg:y="0.416cm" draw:control="control34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19" draw:name="Control 24" draw:style-name="gr1" draw:text-style-name="P1" svg:width="0.5cm" svg:height="0.5cm" svg:x="0.009cm" svg:y="0.419cm" draw:control="control3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0" draw:name="Control 25" draw:style-name="gr1" draw:text-style-name="P1" svg:width="0.5cm" svg:height="0.5cm" svg:x="0.009cm" svg:y="0.805cm" draw:control="control34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1" draw:name="Control 26" draw:style-name="gr1" draw:text-style-name="P1" svg:width="0.5cm" svg:height="0.5cm" svg:x="0.009cm" svg:y="0.795cm" draw:control="control34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2" draw:name="Control 27" draw:style-name="gr1" draw:text-style-name="P1" svg:width="0.5cm" svg:height="0.5cm" svg:x="0.009cm" svg:y="0.399cm" draw:control="control34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3" draw:name="Control 28" draw:style-name="gr1" draw:text-style-name="P1" svg:width="0.5cm" svg:height="0.5cm" svg:x="0.009cm" svg:y="0.4cm" draw:control="control34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4" draw:name="Control 29" draw:style-name="gr1" draw:text-style-name="P1" svg:width="0.5cm" svg:height="0.5cm" svg:x="0.009cm" svg:y="0.401cm" draw:control="control34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5" draw:name="Control 59" draw:style-name="gr1" draw:text-style-name="P1" svg:width="0.5cm" svg:height="0.5cm" svg:x="0.009cm" svg:y="0.427cm" draw:control="control3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6" draw:name="Control 60" draw:style-name="gr1" draw:text-style-name="P1" svg:width="0.5cm" svg:height="0.5cm" svg:x="0.009cm" svg:y="0.427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27" draw:name="Control 63" draw:style-name="gr1" draw:text-style-name="P1" svg:width="0.5cm" svg:height="0.5cm" svg:x="0.009cm" svg:y="0.429cm" draw:control="control34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28" draw:name="Control 64" draw:style-name="gr1" draw:text-style-name="P1" svg:width="0.5cm" svg:height="0.5cm" svg:x="0.009cm" svg:y="0.431cm" draw:control="control3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29" draw:name="Control 65" draw:style-name="gr1" draw:text-style-name="P1" svg:width="0.5cm" svg:height="0.5cm" svg:x="0.009cm" svg:y="0.431cm" draw:control="control35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0" draw:name="Control 66" draw:style-name="gr1" draw:text-style-name="P1" svg:width="0.5cm" svg:height="0.5cm" svg:x="0.009cm" svg:y="0.432cm" draw:control="control3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1" draw:name="Control 67" draw:style-name="gr1" draw:text-style-name="P1" svg:width="0.5cm" svg:height="0.5cm" svg:x="0.009cm" svg:y="0.433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2" draw:name="Control 68" draw:style-name="gr1" draw:text-style-name="P1" svg:width="0.5cm" svg:height="0.5cm" svg:x="0.009cm" svg:y="0.434cm" draw:control="control3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3" draw:name="Control 69" draw:style-name="gr1" draw:text-style-name="P1" svg:width="0.5cm" svg:height="0.5cm" svg:x="0.009cm" svg:y="0.435cm" draw:control="control35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4" draw:name="Control 70" draw:style-name="gr1" draw:text-style-name="P1" svg:width="0.5cm" svg:height="0.5cm" svg:x="0.009cm" svg:y="0.435cm" draw:control="control3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5" draw:name="Control 71" draw:style-name="gr1" draw:text-style-name="P1" svg:width="0.5cm" svg:height="0.5cm" svg:x="0.009cm" svg:y="0.437cm" draw:control="control3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36" draw:name="Control 72" draw:style-name="gr1" draw:text-style-name="P1" svg:width="0.5cm" svg:height="0.5cm" svg:x="0.009cm" svg:y="0.437cm" draw:control="control3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7" draw:name="Control 73" draw:style-name="gr1" draw:text-style-name="P1" svg:width="0.5cm" svg:height="0.5cm" svg:x="0.009cm" svg:y="0.438cm" draw:control="control3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38" draw:name="Control 74" draw:style-name="gr1" draw:text-style-name="P1" svg:width="0.5cm" svg:height="0.5cm" svg:x="0.009cm" svg:y="0.439cm" draw:control="control36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56" draw:name="Control 234" draw:style-name="gr1" draw:text-style-name="P1" svg:width="0.5cm" svg:height="0.5cm" svg:x="0.012cm" svg:y="0.395cm" draw:control="control47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79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53" draw:name="Control 233" draw:style-name="gr1" draw:text-style-name="P1" svg:width="0.5cm" svg:height="0.5cm" svg:x="0.012cm" svg:y="0.396cm" draw:control="control4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3" draw:name="Control 91" draw:style-name="gr1" draw:text-style-name="P1" svg:width="0.5cm" svg:height="0.5cm" svg:x="0.009cm" svg:y="0.427cm" draw:control="control3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54" draw:name="Control 92" draw:style-name="gr1" draw:text-style-name="P1" svg:width="0.5cm" svg:height="0.5cm" svg:x="0.009cm" svg:y="0.426cm" draw:control="control37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55" draw:name="Control 95" draw:style-name="gr1" draw:text-style-name="P1" svg:width="0.5cm" svg:height="0.5cm" svg:x="0.009cm" svg:y="0.429cm" draw:control="control37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56" draw:name="Control 96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57" draw:name="Control 97" draw:style-name="gr1" draw:text-style-name="P1" svg:width="0.5cm" svg:height="0.5cm" svg:x="0.009cm" svg:y="0.431cm" draw:control="control37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58" draw:name="Control 98" draw:style-name="gr1" draw:text-style-name="P1" svg:width="0.5cm" svg:height="0.5cm" svg:x="0.009cm" svg:y="0.432cm" draw:control="control3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59" draw:name="Control 99" draw:style-name="gr1" draw:text-style-name="P1" svg:width="0.5cm" svg:height="0.5cm" svg:x="0.009cm" svg:y="0.432cm" draw:control="control38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0" draw:name="Control 100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1" draw:name="Control 101" draw:style-name="gr1" draw:text-style-name="P1" svg:width="0.5cm" svg:height="0.5cm" svg:x="0.009cm" svg:y="0.434cm" draw:control="control38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2" draw:name="Control 102" draw:style-name="gr1" draw:text-style-name="P1" svg:width="0.5cm" svg:height="0.5cm" svg:x="0.009cm" svg:y="0.435cm" draw:control="control38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3" draw:name="Control 103" draw:style-name="gr1" draw:text-style-name="P1" svg:width="0.5cm" svg:height="0.5cm" svg:x="0.009cm" svg:y="0.436cm" draw:control="control38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64" draw:name="Control 104" draw:style-name="gr1" draw:text-style-name="P1" svg:width="0.5cm" svg:height="0.5cm" svg:x="0.009cm" svg:y="0.437cm" draw:control="control38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5" draw:name="Control 105" draw:style-name="gr1" draw:text-style-name="P1" svg:width="0.5cm" svg:height="0.5cm" svg:x="0.009cm" svg:y="0.438cm" draw:control="control38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6" draw:name="Control 106" draw:style-name="gr1" draw:text-style-name="P1" svg:width="0.5cm" svg:height="0.5cm" svg:x="0.009cm" svg:y="0.439cm" draw:control="control38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62" draw:name="Control 240" draw:style-name="gr1" draw:text-style-name="P1" svg:width="0.5cm" svg:height="0.5cm" svg:x="0.012cm" svg:y="0.404cm" draw:control="control48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81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55" draw:name="Control 107" draw:style-name="gr1" draw:text-style-name="P1" svg:width="0.5cm" svg:height="0.5cm" svg:x="0.012cm" svg:y="0.405cm" draw:control="control477"/>
            <draw:control draw:z-index="158" draw:name="Control 236" draw:style-name="gr1" draw:text-style-name="P1" svg:width="0.5cm" svg:height="0.5cm" svg:x="0.012cm" svg:y="0.395cm" draw:control="control4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67" draw:name="Control 108" draw:style-name="gr1" draw:text-style-name="P1" svg:width="0.5cm" svg:height="0.5cm" svg:x="0.009cm" svg:y="0.427cm" draw:control="control38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68" draw:name="Control 109" draw:style-name="gr1" draw:text-style-name="P1" svg:width="0.5cm" svg:height="0.5cm" svg:x="0.009cm" svg:y="0.427cm" draw:control="control3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69" draw:name="Control 112" draw:style-name="gr1" draw:text-style-name="P1" svg:width="0.5cm" svg:height="0.5cm" svg:x="0.009cm" svg:y="0.428cm" draw:control="control39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0" draw:name="Control 113" draw:style-name="gr1" draw:text-style-name="P1" svg:width="0.5cm" svg:height="0.5cm" svg:x="0.009cm" svg:y="0.431cm" draw:control="control39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1" draw:name="Control 114" draw:style-name="gr1" draw:text-style-name="P1" svg:width="0.5cm" svg:height="0.5cm" svg:x="0.009cm" svg:y="0.43cm" draw:control="control39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2" draw:name="Control 115" draw:style-name="gr1" draw:text-style-name="P1" svg:width="0.5cm" svg:height="0.5cm" svg:x="0.009cm" svg:y="0.432cm" draw:control="control39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3" draw:name="Control 116" draw:style-name="gr1" draw:text-style-name="P1" svg:width="0.5cm" svg:height="0.5cm" svg:x="0.009cm" svg:y="0.432cm" draw:control="control39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4" draw:name="Control 117" draw:style-name="gr1" draw:text-style-name="P1" svg:width="0.5cm" svg:height="0.5cm" svg:x="0.009cm" svg:y="0.434cm" draw:control="control39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5" draw:name="Control 118" draw:style-name="gr1" draw:text-style-name="P1" svg:width="0.5cm" svg:height="0.5cm" svg:x="0.009cm" svg:y="0.435cm" draw:control="control39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6" draw:name="Control 119" draw:style-name="gr1" draw:text-style-name="P1" svg:width="0.5cm" svg:height="0.5cm" svg:x="0.009cm" svg:y="0.435cm" draw:control="control39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7" draw:name="Control 120" draw:style-name="gr1" draw:text-style-name="P1" svg:width="0.5cm" svg:height="0.5cm" svg:x="0.009cm" svg:y="0.437cm" draw:control="control39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8" draw:name="Control 121" draw:style-name="gr1" draw:text-style-name="P1" svg:width="0.5cm" svg:height="0.5cm" svg:x="0.009cm" svg:y="0.436cm" draw:control="control40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22" draw:style-name="gr1" draw:text-style-name="P1" svg:width="0.5cm" svg:height="0.5cm" svg:x="0.009cm" svg:y="0.438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80" draw:name="Control 123" draw:style-name="gr1" draw:text-style-name="P1" svg:width="0.5cm" svg:height="0.5cm" svg:x="0.009cm" svg:y="0.438cm" draw:control="control40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63" draw:name="Control 241" draw:style-name="gr1" draw:text-style-name="P1" svg:width="0.5cm" svg:height="0.5cm" svg:x="0.012cm" svg:y="0.414cm" draw:control="control48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483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54" draw:name="Control 124" draw:style-name="gr1" draw:text-style-name="P1" svg:width="0.5cm" svg:height="0.5cm" svg:x="0.012cm" svg:y="0.415cm" draw:control="control476"/>
            <draw:control draw:z-index="160" draw:name="Control 238" draw:style-name="gr1" draw:text-style-name="P1" svg:width="0.5cm" svg:height="0.5cm" svg:x="0.012cm" svg:y="0.396cm" draw:control="control48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39" draw:name="Control 76" draw:style-name="gr1" draw:text-style-name="P1" svg:width="0.5cm" svg:height="0.5cm" svg:x="0.009cm" svg:y="0.44cm" draw:control="control3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0" draw:name="Control 77" draw:style-name="gr1" draw:text-style-name="P1" svg:width="0.5cm" svg:height="0.5cm" svg:x="0.009cm" svg:y="0.442cm" draw:control="control3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1" draw:name="Control 78" draw:style-name="gr1" draw:text-style-name="P1" svg:width="0.5cm" svg:height="0.5cm" svg:x="0.009cm" svg:y="0.442cm" draw:control="control36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2" draw:name="Control 79" draw:style-name="gr1" draw:text-style-name="P1" svg:width="0.5cm" svg:height="0.5cm" svg:x="0.009cm" svg:y="0.443cm" draw:control="control36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3" draw:name="Control 80" draw:style-name="gr1" draw:text-style-name="P1" svg:width="0.5cm" svg:height="0.5cm" svg:x="0.009cm" svg:y="0.444cm" draw:control="control3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4" draw:name="Control 81" draw:style-name="gr1" draw:text-style-name="P1" svg:width="0.5cm" svg:height="0.5cm" svg:x="0.009cm" svg:y="0.444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45" draw:name="Control 82" draw:style-name="gr1" draw:text-style-name="P1" svg:width="0.5cm" svg:height="0.5cm" svg:x="0.009cm" svg:y="0.446cm" draw:control="control36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6" draw:name="Control 83" draw:style-name="gr1" draw:text-style-name="P1" svg:width="0.5cm" svg:height="0.5cm" svg:x="0.009cm" svg:y="0.446cm" draw:control="control36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7" draw:name="Control 84" draw:style-name="gr1" draw:text-style-name="P1" svg:width="0.5cm" svg:height="0.5cm" svg:x="0.009cm" svg:y="0.448cm" draw:control="control3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8" draw:name="Control 85" draw:style-name="gr1" draw:text-style-name="P1" svg:width="0.5cm" svg:height="0.5cm" svg:x="0.009cm" svg:y="0.448cm" draw:control="control37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135" draw:name="Control 211" draw:style-name="gr1" draw:text-style-name="P1" svg:width="0.5cm" svg:height="0.5cm" svg:x="0.012cm" svg:y="0.417cm" draw:control="control4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9" draw:name="Control 87" draw:style-name="gr1" draw:text-style-name="P1" svg:width="0.5cm" svg:height="0.5cm" svg:x="0.009cm" svg:y="-0.002cm" draw:control="control37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0" draw:name="Control 88" draw:style-name="gr1" draw:text-style-name="P1" svg:width="0.5cm" svg:height="0.5cm" svg:x="0.009cm" svg:y="-0.001cm" draw:control="control37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9" draw:style-name="gr1" draw:text-style-name="P1" svg:width="0.5cm" svg:height="0.5cm" svg:x="0.009cm" svg:y="0cm" draw:control="control373"/>
            <draw:control draw:z-index="134" draw:name="Control 210" draw:style-name="gr1" draw:text-style-name="P1" svg:width="0.5cm" svg:height="0.5cm" svg:x="0.012cm" svg:y="0.419cm" draw:control="control4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46" draw:name="Control 224" draw:style-name="gr1" draw:text-style-name="P1" svg:width="0.5cm" svg:height="0.5cm" svg:x="0.012cm" svg:y="0.001cm" draw:control="control468"/>
            <draw:control draw:z-index="149" draw:name="Control 229" draw:style-name="gr1" draw:text-style-name="P1" svg:width="0.5cm" svg:height="0.5cm" svg:x="0.012cm" svg:y="0.421cm" draw:control="control47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81" draw:name="Control 125" draw:style-name="gr1" draw:text-style-name="P1" svg:width="0.5cm" svg:height="0.5cm" svg:x="0.009cm" svg:y="0.44cm" draw:control="control40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82" draw:name="Control 126" draw:style-name="gr1" draw:text-style-name="P1" svg:width="0.5cm" svg:height="0.5cm" svg:x="0.009cm" svg:y="0.441cm" draw:control="control40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83" draw:name="Control 127" draw:style-name="gr1" draw:text-style-name="P1" svg:width="0.5cm" svg:height="0.5cm" svg:x="0.009cm" svg:y="0.442cm" draw:control="control40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4" draw:name="Control 128" draw:style-name="gr1" draw:text-style-name="P1" svg:width="0.5cm" svg:height="0.5cm" svg:x="0.009cm" svg:y="0.443cm" draw:control="control40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5" draw:name="Control 129" draw:style-name="gr1" draw:text-style-name="P1" svg:width="0.5cm" svg:height="0.5cm" svg:x="0.009cm" svg:y="0.444cm" draw:control="control40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86" draw:name="Control 130" draw:style-name="gr1" draw:text-style-name="P1" svg:width="0.5cm" svg:height="0.5cm" svg:x="0.009cm" svg:y="0.444cm" draw:control="control40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87" draw:name="Control 131" draw:style-name="gr1" draw:text-style-name="P1" svg:width="0.5cm" svg:height="0.5cm" svg:x="0.009cm" svg:y="0.445cm" draw:control="control40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8" draw:name="Control 132" draw:style-name="gr1" draw:text-style-name="P1" svg:width="0.5cm" svg:height="0.5cm" svg:x="0.009cm" svg:y="0.446cm" draw:control="control41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9" draw:name="Control 133" draw:style-name="gr1" draw:text-style-name="P1" svg:width="0.5cm" svg:height="0.5cm" svg:x="0.009cm" svg:y="0.447cm" draw:control="control41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0" draw:name="Control 134" draw:style-name="gr1" draw:text-style-name="P1" svg:width="0.5cm" svg:height="0.5cm" svg:x="0.009cm" svg:y="0.448cm" draw:control="control41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36" draw:name="Control 212" draw:style-name="gr1" draw:text-style-name="P1" svg:width="0.5cm" svg:height="0.5cm" svg:x="0.012cm" svg:y="0.425cm" draw:control="control4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1" draw:name="Control 136" draw:style-name="gr1" draw:text-style-name="P1" svg:width="0.5cm" svg:height="0.5cm" svg:x="0.009cm" svg:y="-0.002cm" draw:control="control41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2" draw:name="Control 137" draw:style-name="gr1" draw:text-style-name="P1" svg:width="0.5cm" svg:height="0.5cm" svg:x="0.009cm" svg:y="-0.001cm" draw:control="control41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3" draw:name="Control 138" draw:style-name="gr1" draw:text-style-name="P1" svg:width="0.5cm" svg:height="0.5cm" svg:x="0.009cm" svg:y="0cm" draw:control="control415"/>
            <draw:control draw:z-index="137" draw:name="Control 213" draw:style-name="gr1" draw:text-style-name="P1" svg:width="0.5cm" svg:height="0.5cm" svg:x="0.012cm" svg:y="0.427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47" draw:name="Control 226" draw:style-name="gr1" draw:text-style-name="P1" svg:width="0.5cm" svg:height="0.5cm" svg:x="0.012cm" svg:y="0cm" draw:control="control469"/>
            <draw:control draw:z-index="150" draw:name="Control 230" draw:style-name="gr1" draw:text-style-name="P1" svg:width="0.5cm" svg:height="0.5cm" svg:x="0.012cm" svg:y="0.429cm" draw:control="control472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94" draw:name="Control 139" draw:style-name="gr1" draw:text-style-name="P1" svg:width="0.5cm" svg:height="0.5cm" svg:x="0.009cm" svg:y="0.44cm" draw:control="control41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95" draw:name="Control 140" draw:style-name="gr1" draw:text-style-name="P1" svg:width="0.5cm" svg:height="0.5cm" svg:x="0.009cm" svg:y="0.442cm" draw:control="control41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96" draw:name="Control 141" draw:style-name="gr1" draw:text-style-name="P1" svg:width="0.5cm" svg:height="0.5cm" svg:x="0.009cm" svg:y="0.441cm" draw:control="control41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97" draw:name="Control 142" draw:style-name="gr1" draw:text-style-name="P1" svg:width="0.5cm" svg:height="0.5cm" svg:x="0.009cm" svg:y="0.443cm" draw:control="control41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98" draw:name="Control 143" draw:style-name="gr1" draw:text-style-name="P1" svg:width="0.5cm" svg:height="0.5cm" svg:x="0.009cm" svg:y="0.443cm" draw:control="control42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99" draw:name="Control 144" draw:style-name="gr1" draw:text-style-name="P1" svg:width="0.5cm" svg:height="0.5cm" svg:x="0.009cm" svg:y="0.444cm" draw:control="control42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00" draw:name="Control 145" draw:style-name="gr1" draw:text-style-name="P1" svg:width="0.5cm" svg:height="0.5cm" svg:x="0.009cm" svg:y="0.445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1" draw:name="Control 146" draw:style-name="gr1" draw:text-style-name="P1" svg:width="0.5cm" svg:height="0.5cm" svg:x="0.009cm" svg:y="0.446cm" draw:control="control42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2" draw:name="Control 147" draw:style-name="gr1" draw:text-style-name="P1" svg:width="0.5cm" svg:height="0.5cm" svg:x="0.009cm" svg:y="0.448cm" draw:control="control42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03" draw:name="Control 148" draw:style-name="gr1" draw:text-style-name="P1" svg:width="0.5cm" svg:height="0.5cm" svg:x="0.009cm" svg:y="0.448cm" draw:control="control42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38" draw:name="Control 214" draw:style-name="gr1" draw:text-style-name="P1" svg:width="0.5cm" svg:height="0.5cm" svg:x="0.012cm" svg:y="0.433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4" draw:name="Control 150" draw:style-name="gr1" draw:text-style-name="P1" svg:width="0.5cm" svg:height="0.5cm" svg:x="0.009cm" svg:y="-0.002cm" draw:control="control4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5" draw:name="Control 151" draw:style-name="gr1" draw:text-style-name="P1" svg:width="0.5cm" svg:height="0.5cm" svg:x="0.009cm" svg:y="0cm" draw:control="control42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6" draw:name="Control 152" draw:style-name="gr1" draw:text-style-name="P1" svg:width="0.5cm" svg:height="0.5cm" svg:x="0.009cm" svg:y="0cm" draw:control="control428"/>
            <draw:control draw:z-index="139" draw:name="Control 215" draw:style-name="gr1" draw:text-style-name="P1" svg:width="0.5cm" svg:height="0.5cm" svg:x="0.012cm" svg:y="0.435cm" draw:control="control4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48" draw:name="Control 228" draw:style-name="gr1" draw:text-style-name="P1" svg:width="0.5cm" svg:height="0.5cm" svg:x="0.012cm" svg:y="0.001cm" draw:control="control470"/>
            <draw:control draw:z-index="151" draw:name="Control 231" draw:style-name="gr1" draw:text-style-name="P1" svg:width="0.5cm" svg:height="0.5cm" svg:x="0.012cm" svg:y="0.439cm" draw:control="control473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07" draw:name="Control 153" draw:style-name="gr1" draw:text-style-name="P1" svg:width="0.5cm" svg:height="0.5cm" svg:x="0.009cm" svg:y="0.44cm" draw:control="control4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08" draw:name="Control 154" draw:style-name="gr1" draw:text-style-name="P1" svg:width="0.5cm" svg:height="0.5cm" svg:x="0.009cm" svg:y="0.442cm" draw:control="control43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09" draw:name="Control 155" draw:style-name="gr1" draw:text-style-name="P1" svg:width="0.5cm" svg:height="0.5cm" svg:x="0.009cm" svg:y="0.442cm" draw:control="control43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0" draw:name="Control 156" draw:style-name="gr1" draw:text-style-name="P1" svg:width="0.5cm" svg:height="0.5cm" svg:x="0.009cm" svg:y="0.443cm" draw:control="control43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1" draw:name="Control 157" draw:style-name="gr1" draw:text-style-name="P1" svg:width="0.5cm" svg:height="0.5cm" svg:x="0.009cm" svg:y="0.444cm" draw:control="control43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2" draw:name="Control 158" draw:style-name="gr1" draw:text-style-name="P1" svg:width="0.5cm" svg:height="0.5cm" svg:x="0.009cm" svg:y="0.444cm" draw:control="control4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13" draw:name="Control 159" draw:style-name="gr1" draw:text-style-name="P1" svg:width="0.5cm" svg:height="0.5cm" svg:x="0.009cm" svg:y="0.446cm" draw:control="control43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4" draw:name="Control 160" draw:style-name="gr1" draw:text-style-name="P1" svg:width="0.5cm" svg:height="0.5cm" svg:x="0.009cm" svg:y="0.446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5" draw:name="Control 161" draw:style-name="gr1" draw:text-style-name="P1" svg:width="0.5cm" svg:height="0.5cm" svg:x="0.009cm" svg:y="0.448cm" draw:control="control43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6" draw:name="Control 162" draw:style-name="gr1" draw:text-style-name="P1" svg:width="0.5cm" svg:height="0.5cm" svg:x="0.009cm" svg:y="0.448cm" draw:control="control43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40" draw:name="Control 216" draw:style-name="gr1" draw:text-style-name="P1" svg:width="0.5cm" svg:height="0.5cm" svg:x="0.012cm" svg:y="0.441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17" draw:name="Control 164" draw:style-name="gr1" draw:text-style-name="P1" svg:width="0.5cm" svg:height="0.5cm" svg:x="0.009cm" svg:y="-0.002cm" draw:control="control43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18" draw:name="Control 165" draw:style-name="gr1" draw:text-style-name="P1" svg:width="0.5cm" svg:height="0.5cm" svg:x="0.009cm" svg:y="-0.001cm" draw:control="control44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9" draw:name="Control 166" draw:style-name="gr1" draw:text-style-name="P1" svg:width="0.5cm" svg:height="0.5cm" svg:x="0.009cm" svg:y="0cm" draw:control="control441"/>
            <draw:control draw:z-index="141" draw:name="Control 217" draw:style-name="gr1" draw:text-style-name="P1" svg:width="0.5cm" svg:height="0.5cm" svg:x="0.012cm" svg:y="0.444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45" draw:name="Control 222" draw:style-name="gr1" draw:text-style-name="P1" svg:width="0.5cm" svg:height="0.5cm" svg:x="0.012cm" svg:y="0.001cm" draw:control="control467"/>
            <draw:control draw:z-index="152" draw:name="Control 232" draw:style-name="gr1" draw:text-style-name="P1" svg:width="0.5cm" svg:height="0.5cm" svg:x="0.012cm" svg:y="0.448cm" draw:control="control474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20" draw:name="Control 167" draw:style-name="gr1" draw:text-style-name="P1" svg:width="0.5cm" svg:height="0.5cm" svg:x="0.009cm" svg:y="0.44cm" draw:control="control44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21" draw:name="Control 168" draw:style-name="gr1" draw:text-style-name="P1" svg:width="0.5cm" svg:height="0.5cm" svg:x="0.009cm" svg:y="0.441cm" draw:control="control4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22" draw:name="Control 169" draw:style-name="gr1" draw:text-style-name="P1" svg:width="0.5cm" svg:height="0.5cm" svg:x="0.009cm" svg:y="0.442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3" draw:name="Control 170" draw:style-name="gr1" draw:text-style-name="P1" svg:width="0.5cm" svg:height="0.5cm" svg:x="0.009cm" svg:y="0.443cm" draw:control="control44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4" draw:name="Control 171" draw:style-name="gr1" draw:text-style-name="P1" svg:width="0.5cm" svg:height="0.5cm" svg:x="0.009cm" svg:y="0.444cm" draw:control="control44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5" draw:name="Control 172" draw:style-name="gr1" draw:text-style-name="P1" svg:width="0.5cm" svg:height="0.5cm" svg:x="0.037cm" svg:y="0.754cm" draw:control="control4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26" draw:name="Control 173" draw:style-name="gr1" draw:text-style-name="P1" svg:width="0.5cm" svg:height="0.5cm" svg:x="0.009cm" svg:y="0.445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7" draw:name="Control 174" draw:style-name="gr1" draw:text-style-name="P1" svg:width="0.5cm" svg:height="0.5cm" svg:x="0.009cm" svg:y="0.446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8" draw:name="Control 175" draw:style-name="gr1" draw:text-style-name="P1" svg:width="0.5cm" svg:height="0.5cm" svg:x="0.009cm" svg:y="0.447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9" draw:name="Control 176" draw:style-name="gr1" draw:text-style-name="P1" svg:width="0.5cm" svg:height="0.5cm" svg:x="0.009cm" svg:y="0.448cm" draw:control="control45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0" draw:name="Control 177" draw:style-name="gr1" draw:text-style-name="P1" svg:width="0.5cm" svg:height="0.5cm" svg:x="0.009cm" svg:y="-0.001cm" draw:control="control4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42" draw:name="Control 218" draw:style-name="gr1" draw:text-style-name="P1" svg:width="0.5cm" svg:height="0.5cm" svg:x="0.012cm" svg:y="-0.002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1" draw:name="Control 178" draw:style-name="gr1" draw:text-style-name="P1" svg:width="0.5cm" svg:height="0.5cm" svg:x="0.009cm" svg:y="-0.002cm" draw:control="control45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2" draw:name="Control 179" draw:style-name="gr1" draw:text-style-name="P1" svg:width="0.5cm" svg:height="0.5cm" svg:x="0.009cm" svg:y="-0.001cm" draw:control="control45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3" draw:name="Control 180" draw:style-name="gr1" draw:text-style-name="P1" svg:width="0.5cm" svg:height="0.5cm" svg:x="0.009cm" svg:y="0cm" draw:control="control4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65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44" draw:name="Control 220" draw:style-name="gr1" draw:text-style-name="P1" svg:width="0.5cm" svg:height="0.5cm" svg:x="0.012cm" svg:y="0.001cm" draw:control="control466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87" form:id="control4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86"/>
            <draw:control draw:z-index="1" draw:name="Control 503" draw:style-name="gr1" draw:text-style-name="P1" svg:width="0.5cm" svg:height="0.5cm" svg:x="0.041cm" svg:y="0cm" draw:control="control48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8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8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1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49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49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49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495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496"/>
            <draw:control draw:z-index="11" draw:name="Control 520" draw:style-name="gr1" draw:text-style-name="P1" svg:width="0.5cm" svg:height="0.5cm" svg:x="0.036cm" svg:y="0.439cm" draw:control="control49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49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0"/>
            <draw:control draw:z-index="15" draw:name="Control 524" draw:style-name="gr1" draw:text-style-name="P1" svg:width="0.5cm" svg:height="0.5cm" svg:x="0.036cm" svg:y="0.442cm" draw:control="control501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0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04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05"/>
            <draw:control draw:z-index="20" draw:name="Control 529" draw:style-name="gr1" draw:text-style-name="P1" svg:width="0.5cm" svg:height="0.5cm" svg:x="0.036cm" svg:y="0.446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0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08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4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1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1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1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1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1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1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2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2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1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2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2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2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2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6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4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5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5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58"/>
            <draw:control draw:z-index="48" draw:name="Control 462" draw:style-name="gr1" draw:text-style-name="P1" svg:width="0.5cm" svg:height="0.5cm" svg:x="0.034cm" svg:y="0.446cm" draw:control="control56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4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2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3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4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3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4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6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6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6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6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6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6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7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7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7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7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7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7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8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8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0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59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59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59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0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0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0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04"/>
            <draw:control draw:z-index="76" draw:name="Control 388" draw:style-name="gr1" draw:text-style-name="P1" svg:width="0.5cm" svg:height="0.5cm" svg:x="0.034cm" svg:y="0.023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1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1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1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1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2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3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3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3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3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3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7"/>
        <table:table-column table:style-name="co15" table:default-cell-style-name="ce17"/>
        <table:table-column table:style-name="co4" table:default-cell-style-name="ce17"/>
        <table:table-column table:style-name="co16" table:default-cell-style-name="ce28"/>
        <table:table-column table:style-name="co1" table:number-columns-repeated="2" table:default-cell-style-name="ce17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7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7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4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4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4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44"/>
            <draw:control draw:z-index="4" draw:name="Control 557" draw:style-name="gr1" draw:text-style-name="P1" svg:width="0.5cm" svg:height="0.5cm" svg:x="0.009cm" svg:y="0.426cm" draw:control="control64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4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47"/>
            <draw:control draw:z-index="15" draw:name="Control 665" draw:style-name="gr1" draw:text-style-name="P1" svg:width="0.5cm" svg:height="0.5cm" svg:x="0.008cm" svg:y="0cm" draw:control="control65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69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3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48"/>
            <draw:control draw:z-index="59" draw:name="Control 712" draw:style-name="gr1" draw:text-style-name="P1" svg:width="0.5cm" svg:height="0.5cm" svg:x="0.022cm" svg:y="0.003cm" draw:control="control70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4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5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5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5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5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5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Controller</text:p>
          </table:table-cell>
          <table:table-cell table:style-name="ce20"/>
          <table:table-cell table:style-name="ce25">
            <draw:control draw:z-index="13" draw:name="Control 611" draw:style-name="gr1" draw:text-style-name="P1" svg:width="0.5cm" svg:height="0.5cm" svg:x="0.009cm" svg:y="0.404cm" draw:control="control654"/>
            <draw:control draw:z-index="60" draw:name="Control 612" draw:style-name="gr1" draw:text-style-name="P1" svg:width="0.5cm" svg:height="0.5cm" svg:x="0.022cm" svg:y="0.004cm" draw:control="control70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</text:p>
          </table:table-cell>
          <table:table-cell table:style-name="ce20"/>
          <table:table-cell table:style-name="ce25">
            <draw:control draw:z-index="18" draw:name="Control 668" draw:style-name="gr1" draw:text-style-name="P1" svg:width="0.5cm" svg:height="0.5cm" svg:x="0.008cm" svg:y="0.001cm" draw:control="control65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Impl</text:p>
          </table:table-cell>
          <table:table-cell table:style-name="ce20"/>
          <table:table-cell table:style-name="ce25">
            <draw:control draw:z-index="17" draw:name="Control 667" draw:style-name="gr1" draw:text-style-name="P1" svg:width="0.5cm" svg:height="0.5cm" svg:x="0.008cm" svg:y="0cm" draw:control="control65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55"/>
            <draw:control draw:z-index="61" draw:name="Control 617" draw:style-name="gr1" draw:text-style-name="P1" svg:width="0.5cm" svg:height="0.5cm" svg:x="0.03cm" svg:y="0.006cm" draw:control="control70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6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6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6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6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opic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64"/>
            <draw:control draw:z-index="28" draw:name="Control 756" draw:style-name="gr1" draw:text-style-name="P1" svg:width="0.5cm" svg:height="0.5cm" svg:x="0.008cm" svg:y="0cm" draw:control="control66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72"/>
            <draw:control draw:z-index="64" draw:name="Control 767" draw:style-name="gr1" draw:text-style-name="P1" svg:width="0.5cm" svg:height="0.5cm" svg:x="0.03cm" svg:y="0.009cm" draw:control="control70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71"/>
            <draw:control draw:z-index="90" draw:name="Control 766" draw:style-name="gr1" draw:text-style-name="P1" svg:width="0.5cm" svg:height="0.5cm" svg:x="0.032cm" svg:y="0.008cm" draw:control="control73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6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6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6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6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Controller</text:p>
          </table:table-cell>
          <table:table-cell table:style-name="ce20"/>
          <table:table-cell table:style-name="ce25">
            <draw:control draw:z-index="63" draw:name="Control 752" draw:style-name="gr1" draw:text-style-name="P1" svg:width="0.5cm" svg:height="0.5cm" svg:x="0.03cm" svg:y="0.009cm" draw:control="control70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</text:p>
          </table:table-cell>
          <table:table-cell table:style-name="ce20"/>
          <table:table-cell table:style-name="ce25">
            <draw:control draw:z-index="29" draw:name="Control 759" draw:style-name="gr1" draw:text-style-name="P1" svg:width="0.5cm" svg:height="0.5cm" svg:x="0.008cm" svg:y="0.001cm" draw:control="control67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Impl</text:p>
          </table:table-cell>
          <table:table-cell table:style-name="ce20"/>
          <table:table-cell table:style-name="ce25">
            <draw:control draw:z-index="62" draw:name="Control 758" draw:style-name="gr1" draw:text-style-name="P1" svg:width="0.5cm" svg:height="0.5cm" svg:x="0.03cm" svg:y="0.011cm" draw:control="control70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StatisticsRepository</text:p>
          </table:table-cell>
          <table:table-cell table:style-name="ce20"/>
          <table:table-cell table:style-name="ce25">
            <draw:control draw:z-index="57" draw:name="Control 618" draw:style-name="gr1" draw:text-style-name="P1" svg:width="0.5cm" svg:height="0.5cm" svg:x="0.022cm" svg:y="0.012cm" draw:control="control69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69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69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69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69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69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69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69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69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6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68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68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68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68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68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68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8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8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8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7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7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7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7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7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7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7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3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2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2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2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2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2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2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2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2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2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2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1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1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1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1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1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1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1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1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1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0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0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0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0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 table:number-rows-repeated="1048480">
          <table:table-cell table:number-columns-repeated="8"/>
          <table:table-cell table:style-name="ce17" table:number-columns-repeated="16376"/>
        </table:table-row>
        <table:table-row table:style-name="ro5">
          <table:table-cell table:number-columns-repeated="8"/>
          <table:table-cell table:style-name="ce17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36" form:id="control7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6" form:id="control7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17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17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3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34"/>
            <draw:control draw:z-index="3" draw:name="Control 636" draw:style-name="gr1" draw:text-style-name="P1" svg:width="0.5cm" svg:height="0.5cm" svg:x="0.009cm" svg:y="0.43cm" draw:control="control736"/>
            <draw:control draw:z-index="61" draw:name="Control 637" draw:style-name="gr1" draw:text-style-name="P1" svg:width="0.5cm" svg:height="0.5cm" svg:x="0.023cm" svg:y="0.001cm" draw:control="control79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3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3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79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79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38"/>
            <draw:control draw:z-index="63" draw:name="Control 649" draw:style-name="gr1" draw:text-style-name="P1" svg:width="0.5cm" svg:height="0.5cm" svg:x="0.023cm" svg:y="0.002cm" draw:control="control79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3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4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4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4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1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798"/>
            <draw:control draw:z-index="73" draw:name="Control 641" draw:style-name="gr1" draw:text-style-name="P1" svg:width="0.5cm" svg:height="0.5cm" svg:x="0.023cm" svg:y="0.001cm" draw:control="control80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79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0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0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0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01"/>
            <draw:control draw:z-index="75" draw:name="Control 643" draw:style-name="gr1" draw:text-style-name="P1" svg:width="0.5cm" svg:height="0.5cm" svg:x="0.023cm" svg:y="0.002cm" draw:control="control80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0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0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4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41"/>
            <draw:control draw:z-index="12" draw:name="Control 779" draw:style-name="gr1" draw:text-style-name="P1" svg:width="0.5cm" svg:height="0.5cm" svg:x="0.008cm" svg:y="0.005cm" draw:control="control74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4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4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4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4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5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5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5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5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5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5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5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5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5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5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6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6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6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6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6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6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7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7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7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7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7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7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78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78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79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79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5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19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20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2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51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48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49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50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6" draw:name="Control 775" draw:style-name="gr1" draw:text-style-name="P1" svg:width="0.5cm" svg:height="0.5cm" svg:x="0.034cm" svg:y="0.415cm" draw:control="control847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4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3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4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4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4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53" form:id="control8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54" form:id="control8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55" form:id="control8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56" form:id="control8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57" form:id="control8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58" form:id="control8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59" form:id="control8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60" form:id="control8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61" form:id="control8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62" form:id="control8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63" form:id="control8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64" form:id="control8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65" form:id="control8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66" form:id="control8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867" form:id="control8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868" form:id="control8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69" form:id="control8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70" form:id="control8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71" form:id="control8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72" form:id="control8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73" form:id="control8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74" form:id="control8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75" form:id="control8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76" form:id="control8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77" form:id="control8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78" form:id="control8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79" form:id="control8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80" form:id="control8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81" form:id="control8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82" form:id="control8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83" form:id="control8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84" form:id="control8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85" form:id="control8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86" form:id="control8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87" form:id="control8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88" form:id="control8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89" form:id="control8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90" form:id="control8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91" form:id="control8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2" form:id="control8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3" form:id="control8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4" form:id="control8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5" form:id="control8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6" form:id="control8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97" form:id="control8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4" draw:name="Control 717" draw:style-name="gr1" draw:text-style-name="P1" svg:width="0.5cm" svg:height="0.5cm" svg:x="0.022cm" svg:y="0.517cm" draw:control="control897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61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6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65"/>
            <draw:control draw:z-index="14" draw:name="Control 735" draw:style-name="gr1" draw:text-style-name="P1" svg:width="0.5cm" svg:height="0.5cm" svg:x="0.009cm" svg:y="0.425cm" draw:control="control8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66"/>
            <draw:control draw:z-index="15" draw:name="Control 736" draw:style-name="gr1" draw:text-style-name="P1" svg:width="0.5cm" svg:height="0.5cm" svg:x="0.009cm" svg:y="0.425cm" draw:control="control8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16" draw:name="Control 737" draw:style-name="gr1" draw:text-style-name="P1" svg:width="0.5cm" svg:height="0.5cm" svg:x="0.009cm" svg:y="0.427cm" draw:control="control8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3" draw:name="Control 892" draw:style-name="gr1" draw:text-style-name="P1" svg:width="0.5cm" svg:height="0.5cm" svg:x="0.034cm" svg:y="0.411cm" draw:control="control896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0" draw:name="Control 889" draw:style-name="gr1" draw:text-style-name="P1" svg:width="0.5cm" svg:height="0.5cm" svg:x="0.034cm" svg:y="0.432cm" draw:control="control893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1" draw:name="Control 890" draw:style-name="gr1" draw:text-style-name="P1" svg:width="0.5cm" svg:height="0.5cm" svg:x="0.034cm" svg:y="0.432cm" draw:control="control894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2" draw:name="Control 891" draw:style-name="gr1" draw:text-style-name="P1" svg:width="0.5cm" svg:height="0.5cm" svg:x="0.034cm" svg:y="0.433cm" draw:control="control895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9" draw:name="Control 888" draw:style-name="gr1" draw:text-style-name="P1" svg:width="0.5cm" svg:height="0.5cm" svg:x="0.034cm" svg:y="0.433cm" draw:control="control892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8" draw:name="Control 887" draw:style-name="gr1" draw:text-style-name="P1" svg:width="0.5cm" svg:height="0.5cm" svg:x="0.034cm" svg:y="0.415cm" draw:control="control891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7" draw:name="Control 740" draw:style-name="gr1" draw:text-style-name="P1" svg:width="0.5cm" svg:height="0.5cm" svg:x="0.009cm" svg:y="0.427cm" draw:control="control8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8" draw:name="Control 743" draw:style-name="gr1" draw:text-style-name="P1" svg:width="0.5cm" svg:height="0.5cm" svg:x="0.009cm" svg:y="0.429cm" draw:control="control8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9" draw:name="Control 744" draw:style-name="gr1" draw:text-style-name="P1" svg:width="0.5cm" svg:height="0.5cm" svg:x="0.009cm" svg:y="0.429cm" draw:control="control8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0" draw:name="Control 745" draw:style-name="gr1" draw:text-style-name="P1" svg:width="0.5cm" svg:height="0.5cm" svg:x="0.009cm" svg:y="0.431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21" draw:name="Control 746" draw:style-name="gr1" draw:text-style-name="P1" svg:width="0.5cm" svg:height="0.5cm" svg:x="0.009cm" svg:y="0.431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2" draw:name="Control 747" draw:style-name="gr1" draw:text-style-name="P1" svg:width="0.5cm" svg:height="0.5cm" svg:x="0.009cm" svg:y="0.432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748" draw:style-name="gr1" draw:text-style-name="P1" svg:width="0.5cm" svg:height="0.5cm" svg:x="0.009cm" svg:y="0.433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749" draw:style-name="gr1" draw:text-style-name="P1" svg:width="0.5cm" svg:height="0.5cm" svg:x="0.009cm" svg:y="0.434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750" draw:style-name="gr1" draw:text-style-name="P1" svg:width="0.5cm" svg:height="0.5cm" svg:x="0.009cm" svg:y="0.435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6" draw:name="Control 751" draw:style-name="gr1" draw:text-style-name="P1" svg:width="0.5cm" svg:height="0.5cm" svg:x="0.009cm" svg:y="0.435cm" draw:control="control8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27" draw:name="Control 753" draw:style-name="gr1" draw:text-style-name="P1" svg:width="0.5cm" svg:height="0.5cm" svg:x="0.009cm" svg:y="0.437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808" draw:style-name="gr1" draw:text-style-name="P1" svg:width="0.5cm" svg:height="0.5cm" svg:x="0.009cm" svg:y="0.437cm" draw:control="control89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8" draw:name="Control 754" draw:style-name="gr1" draw:text-style-name="P1" svg:width="0.5cm" svg:height="0.5cm" svg:x="0.009cm" svg:y="0.437cm" draw:control="control88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29" draw:name="Control 755" draw:style-name="gr1" draw:text-style-name="P1" svg:width="0.5cm" svg:height="0.5cm" svg:x="0.009cm" svg:y="0.438cm" draw:control="control8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0" draw:name="Control 757" draw:style-name="gr1" draw:text-style-name="P1" svg:width="0.5cm" svg:height="0.5cm" svg:x="0.009cm" svg:y="0.439cm" draw:control="control8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760" draw:style-name="gr1" draw:text-style-name="P1" svg:width="0.5cm" svg:height="0.5cm" svg:x="0.009cm" svg:y="0.44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2" draw:name="Control 762" draw:style-name="gr1" draw:text-style-name="P1" svg:width="0.5cm" svg:height="0.5cm" svg:x="0.009cm" svg:y="0.44cm" draw:control="control885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33" draw:name="Control 763" draw:style-name="gr1" draw:text-style-name="P1" svg:width="0.5cm" svg:height="0.5cm" svg:x="0.009cm" svg:y="0.442cm" draw:control="control8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765" draw:style-name="gr1" draw:text-style-name="P1" svg:width="0.5cm" svg:height="0.5cm" svg:x="0.009cm" svg:y="0.442cm" draw:control="control887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5" draw:name="Control 768" draw:style-name="gr1" draw:text-style-name="P1" svg:width="0.5cm" svg:height="0.5cm" svg:x="0.009cm" svg:y="0.443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6" draw:name="Control 769" draw:style-name="gr1" draw:text-style-name="P1" svg:width="0.5cm" svg:height="0.5cm" svg:x="0.009cm" svg:y="0.444cm" draw:control="control889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22:26:23.45045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9-23T12:04:43.953663800</dc:date>
    <meta:editing-duration>P8DT14H21M39S</meta:editing-duration>
    <meta:editing-cycles>124</meta:editing-cycles>
    <meta:generator>LibreOffice/25.2.5.2$Windows_X86_64 LibreOffice_project/03d19516eb2e1dd5d4ccd751a0d6f35f35e08022</meta:generator>
    <meta:document-statistic meta:table-count="10" meta:cell-count="2010" meta:object-count="897"/>
  </office:meta>
</office:document-meta>
</file>